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1.202cm" style:rel-width="64%" table:align="center" style:writing-mode="lr-tb"/>
    </style:style>
    <style:style style:name="Tableau2.A" style:family="table-column">
      <style:table-column-properties style:column-width="3.808cm" style:rel-column-width="2159*"/>
    </style:style>
    <style:style style:name="Tableau2.B" style:family="table-column">
      <style:table-column-properties style:column-width="3.697cm" style:rel-column-width="209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-left="none" fo:border-right="none" fo:border-top="0.002cm solid #000000" fo:border-bottom="0.002cm solid #000000"/>
    </style:style>
    <style:style style:name="Tableau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none" fo:border-right="none" fo:border-top="none" fo:border-bottom="0.002cm solid #000000"/>
    </style:style>
    <style:style style:name="Tableau2.C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6.72cm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>
        <style:tab-stops>
          <style:tab-stop style:position="6.72cm"/>
        </style:tab-stops>
      </style:paragraph-properties>
    </style:style>
    <style:style style:name="P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italic" style:font-size-asian="14pt" style:font-style-asian="italic" style:font-name-complex="Arial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7" style:family="paragraph" style:parent-style-name="Footer">
      <style:paragraph-properties fo:text-align="start" style:justify-single-word="false">
        <style:tab-stops/>
      </style:paragraph-properties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11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9.5pt" fo:font-style="italic" fo:font-weight="normal" fo:background-color="transparent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13" style:family="paragraph" style:parent-style-name="Header">
      <style:paragraph-properties fo:margin-left="1.251cm" fo:margin-right="0cm" fo:text-align="start" style:justify-single-word="false" fo:text-indent="0cm" style:auto-text-indent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T1" style:family="text">
      <style:text-properties style:font-name="Verdana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ésultat de l'audit <text:span text:style-name="T2">{NomFormulaire}</text:span> pour <text:span text:style-name="T2">{NomDuClient}</text:span></text:p>
      <text:p text:style-name="P6"/>
      <text:p text:style-name="P6">Débuté le {DateDebutAudit} à {HeureDebutAudit} par <text:span text:style-name="T2">{NomAuditeurDebut}</text:span></text:p>
      <text:p text:style-name="P6">Clôturé le {DateFinAudit} à {HeureFinAudit} par <text:span text:style-name="T2">{NomAuditeurFin}</text:span></text:p>
      <text:p text:style-name="P6"/>
      <text:p text:style-name="P6"/>
      <text:p text:style-name="P5">1- Définition de l'audit</text:p>
      <text:p text:style-name="P9">Nombre de questions : {NombreQuestions}</text:p>
      <text:p text:style-name="P9">Nombre de réponses : {NombreReponse} ({PourcentageReponse}%)</text:p>
      <text:p text:style-name="P9"/>
      <text:p text:style-name="P9"/>
      <text:p text:style-name="P9">Répartition des répons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8">Non répondues</text:p>
          </table:table-cell>
          <table:table-cell table:style-name="Tableau2.B1" office:value-type="string">
            <text:p text:style-name="P8">En cours</text:p>
          </table:table-cell>
          <table:table-cell table:style-name="Tableau2.C1" office:value-type="string">
            <text:p text:style-name="P8">Répondues</text:p>
          </table:table-cell>
        </table:table-row>
        <table:table-row>
          <table:table-cell table:style-name="Tableau2.A2" office:value-type="string">
            <text:p text:style-name="P8">{NombreQuestionsNonRepondues}</text:p>
          </table:table-cell>
          <table:table-cell table:style-name="Tableau2.B2" office:value-type="string">
            <text:p text:style-name="P8">{NombreQuestionsEnCours}</text:p>
          </table:table-cell>
          <table:table-cell table:style-name="Tableau2.C2" office:value-type="string">
            <text:p text:style-name="P8">{NombreQuestionsRepondues}</text:p>
          </table:table-cell>
        </table:table-row>
      </table:table>
      <text:p text:style-name="P10"/>
      <text:p text:style-name="P10"><draw:frame draw:style-name="fr1" draw:name="Objet1" text:anchor-type="paragraph" svg:width="13.628cm" svg:height="4.471cm" draw:z-index="0"><draw:object xlink:href="./Object 1" xlink:type="simple" xlink:show="embed" xlink:actuate="onLoad" draw:notify-on-update-of-ranges="Tableau2"/><draw:image xlink:href="./ObjectReplacements/Object 1" xlink:type="simple" xlink:show="embed" xlink:actuate="onLoad"/></draw:frame></text:p>
      <text:p text:style-name="P10"/>
      <text:p text:style-name="P10"/>
      <text:p text:style-name="P5">2- Contenu de l'audit</text:p>
      <text:p text:style-name="P11">[!-- BEGIN main_questions --]</text:p>
      <text:p text:style-name="P13">{NumeroQuestion}. <text:span text:style-name="T3">{IntituleQuestion}</text:span>{Reponse}{CommentaireReponse}</text:p>
      <text:p text:style-name="P11">[!-- END main_question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style:text-underline-style="solid" style:text-underline-width="auto" style:text-underline-color="font-color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1pt" fo:font-style="italic" style:font-size-asian="11pt" style:font-style-asian="italic" style:font-name-complex="Arial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itle" style:family="paragraph" style:parent-style-name="Standard" style:next-style-name="Subtitle" style:class="chapter"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mmentaire" style:family="paragraph" style:parent-style-name="Standard">
      <style:text-properties style:font-name="Arial"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Arial" style:font-name-asian="Times New Roman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6.271cm" fo:margin-left="11.127cm" fo:margin-right="0.106cm" table:align="margins" style:writing-mode="lr-tb"/>
    </style:style>
    <style:style style:name="Tableau1.A" style:family="table-column">
      <style:table-column-properties style:column-width="3.545cm" style:rel-column-width="37053*"/>
    </style:style>
    <style:style style:name="Tableau1.B" style:family="table-column">
      <style:table-column-properties style:column-width="2.725cm" style:rel-column-width="28482*"/>
    </style:style>
    <style:style style:name="Tableau1.1" style:family="table-row">
      <style:table-row-properties style:min-row-height="0.464cm" style:keep-together="false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>
        <style:tab-stops>
          <style:tab-stop style:position="6.72cm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size-complex="10pt"/>
    </style:style>
    <style:style style:name="MP3" style:family="paragraph" style:parent-style-name="Standard">
      <style:paragraph-properties fo:text-align="end" style:justify-single-word="false" style:snap-to-layout-grid="false"/>
      <style:text-properties style:font-name="Arial" fo:font-size="10pt" style:font-size-asian="10pt" style:font-size-complex="10pt"/>
    </style:style>
    <style:style style:name="MP4" style:family="paragraph" style:parent-style-name="Header">
      <style:paragraph-properties>
        <style:tab-stops>
          <style:tab-stop style:position="6.72cm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/>
      </style:paragraph-properties>
      <style:text-properties fo:font-size="8pt" style:font-size-asian="8pt" style:font-size-complex="8pt"/>
    </style:style>
    <style:style style:name="MT1" style:family="text">
      <style:text-properties style:font-name="Verdana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0.208cm" fo:margin-left="2.499cm" fo:margin-right="0.9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84cm" fo:margin-left="0cm" fo:margin-right="0cm" fo:margin-bottom="0.586cm" style:dynamic-spacing="true"/>
      </style:header-style>
      <style:footer-style>
        <style:header-footer-properties svg:height="1.658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33cm" fo:margin-bottom="1.586cm" fo:margin-left="2.499cm" fo:margin-right="0.9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2">Date impression :</text:p>
            </table:table-cell>
            <table:table-cell table:style-name="Tableau1.A1" office:value-type="string">
              <text:p text:style-name="MP3"><text:date style:data-style-name="N30" text:date-value="2014-06-18T09:31:41.76">18/06/2014</text:date></text:p>
            </table:table-cell>
          </table:table-row>
        </table:table>
        <text:p text:style-name="MP4"/>
        <text:p text:style-name="MP4"/>
      </style:header>
      <style:footer>
        <text:p text:style-name="MP5"><text:span text:style-name="MT1">Référence du document : </text:span><text:span text:style-name="MT1"><text:file-name text:display="name-and-extension">final-survey-audit.odt</text:file-name></text:span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document eoxia</dc:description>
    <meta:initial-creator>Cédric Reynaud</meta:initial-creator>
    <meta:creation-date>2009-04-16T09:36:00</meta:creation-date>
    <dc:date>2014-06-18T09:31:41.70</dc:date>
    <meta:print-date>2009-04-16T09:58:00</meta:print-date>
    <meta:editing-cycles>54</meta:editing-cycles>
    <meta:editing-duration>PT1H44M44S</meta:editing-duration>
    <meta:generator>OpenOffice/4.0.1$Win32 OpenOffice.org_project/401m5$Build-9714</meta:generator>
    <meta:document-statistic meta:table-count="2" meta:image-count="0" meta:object-count="1" meta:page-count="1" meta:paragraph-count="20" meta:word-count="72" meta:character-count="661"/>
    <meta:user-defined meta:name="Date">01/06/200</meta:user-defined>
    <meta:user-defined meta:name="Destination">M</meta:user-defined>
    <meta:user-defined meta:name="Emetteur">Laurent Magnin</meta:user-defined>
    <meta:user-defined meta:name="N° de Fax">04 67 </meta:user-defined>
    <meta:user-defined meta:name="N° de téléphone" meta:value-type="string">04 67 45 26 46.06 77 15 96 26</meta:user-defined>
    <meta:user-defined meta:name="N° du document" meta:value-type="string">LM01062002_001</meta:user-defined>
    <meta:user-defined meta:name="Objet" meta:value-type="string">Récu</meta:user-defined>
    <meta:user-defined meta:name="Service " meta:value-type="string">Services généraux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27cm" svg:height="4.471cm" xlink:href=".." xlink:type="simple" chart:class="chart:circle" chart:style-name="ch1">
        <chart:title svg:x="4.229cm" svg:y="0.225cm" chart:style-name="ch2">
          <text:p>Répartitions des réponses</text:p>
        </chart:title>
        <chart:legend chart:legend-position="bottom" svg:x="3.296cm" svg:y="3.662cm" style:legend-expansion="wide" chart:style-name="ch3"/>
        <chart:plot-area chart:style-name="ch4" table:cell-range-address="Tableau2.$A$2:.$C$3" chart:data-source-has-labels="row" svg:x="0.272cm" svg:y="1.182cm" svg:width="13.083cm" svg:height="2.391cm">
          <chartooo:coordinate-region svg:x="5.618cm" svg:y="1.182cm" svg:width="2.391cm" svg:height="2.391cm"/>
          <chart:axis chart:dimension="x" chart:name="primary-x" chart:style-name="ch5" chartooo:axis-type="auto">
            <chartooo:date-scale/>
            <chart:categories table:cell-range-address="Tableau2.$A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au2.$A$2:.$C$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 répondues</text:p>
                <draw:g>
                  <svg:desc>Tableau2.$A$1:.$C$1</svg:desc>
                </draw:g>
              </table:table-cell>
              <table:table-cell office:value-type="string">
                <text:p>En cours</text:p>
              </table:table-cell>
              <table:table-cell office:value-type="string">
                <text:p>Répondues</text:p>
              </table:table-cell>
            </table:table-row>
          </table:table-header-rows>
          <table:table-rows>
            <table:table-row>
              <table:table-cell office:value-type="string">
                <text:p>2 ligne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au2.$A$2:.$C$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